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37682" officeooo:paragraph-rsid="00137682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432c7" officeooo:paragraph-rsid="001432c7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137682" officeooo:paragraph-rsid="00137682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37682" officeooo:paragraph-rsid="001432c7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432c7" officeooo:paragraph-rsid="001432c7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37682" officeooo:paragraph-rsid="0013768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37682" officeooo:paragraph-rsid="001432c7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: Pruebas IDM</text:p>
      <text:p text:style-name="P1"/>
      <text:p text:style-name="P2">Bisiestos </text:p>
      <text:p text:style-name="P1"/>
      <text:p text:style-name="P6">1. Identificar el Software Under Test</text:p>
      <text:p text:style-name="P6"/>
      <text:p text:style-name="P6">2. Identificar los parámetros del SUT</text:p>
      <text:p text:style-name="P6"/>
      <text:p text:style-name="P6">3. Utilizando la técnica de la modelización de las entradas, crear caracterizaciones basadas en la funcionalidad, y sus particiones en bloques.</text:p>
      <text:p text:style-name="P6"/>
      <text:p text:style-name="P6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6"/>
      <text:p text:style-name="P6">5. Escribir el código de pruebas con JUnit, antes de escribir el código del SUT.</text:p>
      <text:p text:style-name="P6"/>
      <text:p text:style-name="P6">6. Escribir el código del SUT y mejorarlo hasta que pase todas las pruebas.</text:p>
      <text:p text:style-name="P6"/>
      <text:p text:style-name="P6">7. Utilizad los tests que habéis desarrollado para descubrir fallos en las implementaciones del SUT de otras parejas de compañeros.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><text:soft-page-break/></text:p>
      <text:p text:style-name="P2">Black Friday </text:p>
      <text:p text:style-name="P5"/>
      <text:p text:style-name="P7">1. Identificar el Software Under Test</text:p>
      <text:p text:style-name="P7"/>
      <text:p text:style-name="P7">2. Identificar los parámetros del SUT</text:p>
      <text:p text:style-name="P7"/>
      <text:p text:style-name="P7">3. Utilizando la técnica de la modelización de las entradas, crear caracterizaciones basadas en la funcionalidad, y sus particiones en bloques.</text:p>
      <text:p text:style-name="P7"/>
      <text:p text:style-name="P7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7"/>
      <text:p text:style-name="P7">5. Escribir el código de pruebas con JUnit, antes de escribir el código del SUT.</text:p>
      <text:p text:style-name="P7"/>
      <text:p text:style-name="P7">6. Escribir el código del SUT y mejorarlo hasta que pase todas las pruebas.</text:p>
      <text:p text:style-name="P7"/>
      <text:p text:style-name="P7">7. Utilizad los tests que habéis desarrollado para descubrir fallos en las implementaciones del SUT de otras parejas de compañero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>Embotelladora</text:p>
      <text:p text:style-name="P5"/>
      <text:p text:style-name="P7">1. Identificar el Software Under Test</text:p>
      <text:p text:style-name="P7"/>
      <text:p text:style-name="P7">2. Identificar los parámetros del SUT</text:p>
      <text:p text:style-name="P7"/>
      <text:p text:style-name="P7">3. Utilizando la técnica de la modelización de las entradas, crear caracterizaciones basadas en la funcionalidad, y sus particiones en bloques.</text:p>
      <text:p text:style-name="P7"/>
      <text:p text:style-name="P7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7"/>
      <text:p text:style-name="P7">5. Escribir el código de pruebas con JUnit, antes de escribir el código del SUT.</text:p>
      <text:p text:style-name="P7"/>
      <text:p text:style-name="P7">6. Escribir el código del SUT y mejorarlo hasta que pase todas las pruebas.</text:p>
      <text:p text:style-name="P7"/>
      <text:p text:style-name="P7">7. Utilizad los tests que habéis desarrollado para descubrir fallos en las implementaciones del SUT de otras parejas de compañero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>Números Romanos </text:p>
      <text:p text:style-name="P5"/>
      <text:p text:style-name="P7">1. Identificar el Software Under Test</text:p>
      <text:p text:style-name="P7"/>
      <text:p text:style-name="P7">2. Identificar los parámetros del SUT</text:p>
      <text:p text:style-name="P7"/>
      <text:p text:style-name="P7">3. Utilizando la técnica de la modelización de las entradas, crear caracterizaciones basadas en la funcionalidad, y sus particiones en bloques.</text:p>
      <text:p text:style-name="P7"/>
      <text:p text:style-name="P7">4. Elegir valores adecuados de cada bloque que satisfagan alguno de los criterios de cobertura “razonables” vistos en clase, prestando atención a los casos frontera que pueda haber en cada caso a la hora de elegir valores concretos para los tests.</text:p>
      <text:p text:style-name="P7"/>
      <text:p text:style-name="P7">5. Escribir el código de pruebas con JUnit, antes de escribir el código del SUT.</text:p>
      <text:p text:style-name="P7"/>
      <text:p text:style-name="P7">6. Escribir el código del SUT y mejorarlo hasta que pase todas las pruebas.</text:p>
      <text:p text:style-name="P7"/>
      <text:p text:style-name="P7">7. Utilizad los tests que habéis desarrollado para descubrir fallos en las implementaciones del SUT de otras parejas de compañer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2:11:05.635666660</meta:creation-date>
    <dc:date>2019-11-18T12:18:09.972443805</dc:date>
    <meta:editing-duration>PT7M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33" meta:word-count="501" meta:character-count="3073" meta:non-whitespace-character-count="2602"/>
  </office:meta>
</office:document-meta>
</file>